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-asian="Arial2" style:font-name-complex="Arial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h text:style-name="Heading_20_2" text:outline-level="2">Charter</text:h>
      <text:p text:style-name="P1"/>
      <text:p text:style-name="P2">Somos el departamento de Proyectos de SmartSoft SRL y debemos diseñar un plan para llevar a cabo la mudanza de la empresa de la locación actual a la nueva.</text:p>
      <text:p text:style-name="P1"/>
      <text:p text:style-name="P3">Objetivo</text:p>
      <text:p text:style-name="P2">Diseñar y llevar a cabo la mudanza de SmartSoft SRL a un nuevo edificio, con el fin de contar con el mobiliario y los servicios instalados y el personal operativo al en una primera instancia al primer lunes de Noviembre, considerando una segunda etapa de redistribución a realizarse pasados dos meses.</text:p>
      <text:p text:style-name="P1"/>
      <text:p text:style-name="P3">Requerimientos a satisfacer</text:p>
      <text:list xml:id="list1584428972" text:style-name="L3">
        <text:list-item>
          <text:p text:style-name="P8">Planificar y realizar el traslado e instalación en el nuevo edificio de: mobiliario, instalaciones, infraestructura de red, telecomunicaciones y servidores, personal.</text:p>
        </text:list-item>
        <text:list-item>
          <text:p text:style-name="P8">Contratar los servicios relacionados con la mudanza (fletes, <text:span text:style-name="T1">cajas contenedoras, servicios de internet, operarios para instalación de comunicaciones y mobiliario</text:span>).</text:p>
        </text:list-item>
        <text:list-item>
          <text:p text:style-name="P8">Planificar y realizar la distribución de las instalaciones en el nuevo edificio para los tres pisos disponibles.</text:p>
        </text:list-item>
        <text:list-item>
          <text:p text:style-name="P8">Planificar y realizar la redistribución de las instalaciones al conseguir los dos nuevos pisos.</text:p>
        </text:list-item>
      </text:list>
      <text:p text:style-name="P2"/>
      <text:p text:style-name="P3">Limitaciones del proyecto</text:p>
      <text:list xml:id="list672335821" text:continue-numbering="true" text:style-name="L3">
        <text:list-item>
          <text:p text:style-name="P11">No dejar a la empresa sin telecomunicaciones y servidores mas de un día.</text:p>
        </text:list-item>
        <text:list-item>
          <text:p text:style-name="P11">Ubicar al personal, mobiliario e instalaciones en los 3 primeros pisos disponibles y redistribuirlos luego en los dos nuevos pisos.</text:p>
        </text:list-item>
        <text:list-item>
          <text:p text:style-name="P11">Instalar el mobiliario.</text:p>
        </text:list-item>
        <text:list-item>
          <text:p text:style-name="P11">Contar con las instalaciones mudadas y completamente operativas al primer lunes de Noviembre.</text:p>
        </text:list-item>
      </text:list>
      <text:p text:style-name="P2"/>
      <text:p text:style-name="P3">Hipótesis y supuestos</text:p>
      <text:list xml:id="list403499128" text:style-name="L5">
        <text:list-item>
          <text:p text:style-name="P9">La baja de los servicios actuales quedara a cargo de otro departamento.</text:p>
        </text:list-item>
        <text:list-item>
          <text:p text:style-name="P9">La contratación de los nuevos servicios y de los operarios necesarios para la instalación de comunicaciones y mobiliario está incluida en el presupuesto del proyecto.</text:p>
        </text:list-item>
        <text:list-item>
          <text:p text:style-name="P9">Cualquier herramienta o accesorio necesario para la instalación será provisto por los operarios contratados y su costó formará parte del presupuesto del proyecto.</text:p>
        </text:list-item>
        <text:list-item>
          <text:p text:style-name="P9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9">Se supone que el edificio nuevo cuenta con los servicios de luz, agua y gas junto con sus correspondientes instalaciones y habilitaciones, y que estas son adecuadas para las instalaciones a realizar.</text:p>
        </text:list-item>
        <text:list-item>
          <text:p text:style-name="P9">Se considera que las cajas contenedoras serán provistas por el servicio de flete, al igual que el servicio de carga y descarga de mobiliario y cajas. </text:p>
        </text:list-item>
        <text:list-item>
          <text:p text:style-name="P9">Se considera que la empresa solo opera de lunes a viernes, por lo cual la instalacion de comunicaciones y servidores se realizará durante un fin de semana para a lo sumo dejar a la empresa sin estos servicios a lo sumo un dia ( el lunes siguiente).</text:p>
        </text:list-item>
        <text:list-item>
          <text:p text:style-name="P9">No se realizará la compra de nuevo mobiliario / infraestructura.</text:p>
        </text:list-item>
        <text:list-item>
          <text:p text:style-name="P9">No se contemplan los daños que puedan sufrir los mobiliarios / infraestructura durante la <text:soft-page-break/>mudanza.</text:p>
        </text:list-item>
        <text:list-item>
          <text:p text:style-name="P9">No se realizara la configuración de las telecomunicaciones y los servidores, sino que solamente se realizara su instalación.</text:p>
        </text:list-item>
        <text:list-item>
          <text:p text:style-name="P9">El trasporte del personal de la empresa de un edificio al otro correrá por cuenta del mismo.</text:p>
        </text:list-item>
        <text:list-item>
          <text:p text:style-name="P9">Se consideran como servicios a contratar: internet y telefonía.</text:p>
        </text:list-item>
        <text:list-item>
          <text:p text:style-name="P9">Se supone que el espacio para las oficinas en el nuevo edificio de SmartSoft es mayor que con el que cuenta actualmente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9-03T09:52:03</dc:date>
    <meta:editing-duration>PT05H30M57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2" meta:paragraph-count="29" meta:word-count="523" meta:character-count="3190"/>
    <dc:creator>guido </dc:creator>
  </office:meta>
</office:document-meta>
</file>